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1e90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svg:stroke-width="0.1cm" draw:fill-color="#0000ff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5cm" svg:y="-2.5cm"/>
          <draw:glue-point draw:id="6" svg:x="5cm" svg:y="5cm"/>
          <draw:glue-point draw:id="7" svg:x="-5cm" svg:y="5cm"/>
          <draw:glue-point draw:id="8" svg:x="0cm" svg:y="-2.5cm"/>
          <draw:glue-point draw:id="9" svg:x="5cm" svg:y="1.25cm"/>
          <draw:glue-point draw:id="10" svg:x="0cm" svg:y="5cm"/>
          <draw:glue-point draw:id="11" svg:x="-5cm" svg:y="-5cm"/>
          <draw:glue-point draw:id="12" svg:x="5cm" svg:y="-2.5cm"/>
          <draw:glue-point draw:id="13" svg:x="-5cm" svg:y="-2.5cm"/>
          <draw:glue-point draw:id="14" svg:x="-5cm" svg:y="-3.75cm"/>
          <draw:glue-point draw:id="15" svg:x="5cm" svg:y="-5cm"/>
          <draw:glue-point draw:id="16" svg:x="5cm" svg:y="-3.75cm"/>
          <draw:glue-point draw:id="17" svg:x="0cm" svg:y="-2.5cm"/>
          <draw:glue-point draw:id="18" svg:x="0cm" svg:y="-5cm"/>
          <draw:glue-point draw:id="19" svg:x="-1.667cm" svg:y="1.25cm"/>
          <draw:glue-point draw:id="20" svg:x="-1.667cm" svg:y="-1.25cm"/>
          <draw:glue-point draw:id="21" svg:x="-2.222cm" svg:y="0cm"/>
          <draw:glue-point draw:id="22" svg:x="-1.111cm" svg:y="0cm"/>
          <draw:glue-point draw:id="23" svg:x="2.778cm" svg:y="1.25cm"/>
          <draw:glue-point draw:id="24" svg:x="2.778cm" svg:y="-1.25cm"/>
          <draw:glue-point draw:id="25" svg:x="2.222cm" svg:y="0cm"/>
          <draw:glue-point draw:id="26" svg:x="3.333cm" svg:y="0cm"/>
          <draw:glue-point draw:id="27" svg:x="2.778cm" svg:y="0.575cm"/>
          <draw:glue-point draw:id="28" svg:x="2.778cm" svg:y="-0.5cm"/>
          <draw:glue-point draw:id="29" svg:x="2.556cm" svg:y="0.037cm"/>
          <draw:glue-point draw:id="30" svg:x="3cm" svg:y="0.037cm"/>
          <draw:glue-point draw:id="31" svg:x="-1.667cm" svg:y="0.575cm"/>
          <draw:glue-point draw:id="32" svg:x="-1.667cm" svg:y="-0.5cm"/>
          <draw:glue-point draw:id="33" svg:x="-1.889cm" svg:y="0.037cm"/>
          <draw:glue-point draw:id="34" svg:x="-1.444cm" svg:y="0.037cm"/>
          <draw:polygon draw:style-name="gr1" draw:layer="layout" svg:width="4.5cm" svg:height="1.5cm" svg:x="0cm" svg:y="0.5cm" svg:viewBox="0 0 4501 1501" draw:points="0,0 4501,0 4501,1501 0,1501">
            <text:p/>
          </draw:polygon>
          <draw:polygon draw:style-name="gr2" draw:layer="layout" svg:width="4.5cm" svg:height="1.5cm" svg:x="0cm" svg:y="0.5cm" svg:viewBox="0 0 4501 1501" draw:points="0,0 4501,0 4501,1501 0,1501">
            <text:p/>
          </draw:polygon>
          <draw:rect draw:style-name="gr3" draw:layer="layout" svg:width="4.5cm" svg:height="0.5cm" svg:x="0cm" svg:y="0cm">
            <text:p/>
          </draw:rect>
          <draw:rect draw:style-name="gr2" draw:layer="layout" svg:width="4.5cm" svg:height="0.5cm" svg:x="0cm" svg:y="0cm">
            <text:p/>
          </draw:rect>
          <draw:circle draw:style-name="gr4" draw:layer="layout" svg:width="0.5cm" svg:height="0.5cm" svg:x="1.25cm" svg:y="0.75cm">
            <text:p/>
          </draw:circle>
          <draw:circle draw:style-name="gr2" draw:layer="layout" svg:width="0.5cm" svg:height="0.5cm" svg:x="1.25cm" svg:y="0.75cm">
            <text:p/>
          </draw:circle>
          <draw:circle draw:style-name="gr4" draw:layer="layout" svg:width="0.5cm" svg:height="0.5cm" svg:x="3.25cm" svg:y="0.75cm">
            <text:p/>
          </draw:circle>
          <draw:circle draw:style-name="gr2" draw:layer="layout" svg:width="0.5cm" svg:height="0.5cm" svg:x="3.25cm" svg:y="0.75cm">
            <text:p/>
          </draw:circle>
          <draw:ellipse draw:style-name="gr3" draw:layer="layout" svg:width="0.2cm" svg:height="0.215cm" svg:x="3.4cm" svg:y="0.9cm">
            <text:p/>
          </draw:ellipse>
          <draw:ellipse draw:style-name="gr2" draw:layer="layout" svg:width="0.2cm" svg:height="0.215cm" svg:x="3.4cm" svg:y="0.9cm">
            <text:p/>
          </draw:ellipse>
          <draw:ellipse draw:style-name="gr3" draw:layer="layout" svg:width="0.2cm" svg:height="0.215cm" svg:x="1.4cm" svg:y="0.9cm">
            <text:p/>
          </draw:ellipse>
          <draw:ellipse draw:style-name="gr2" draw:layer="layout" svg:width="0.2cm" svg:height="0.215cm" svg:x="1.4cm" svg:y="0.9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stirplate-front</dc:title>
    <meta:creation-date>2011-02-07T17:16:45</meta:creation-date>
    <meta:editing-duration>P0D</meta:editing-duration>
    <meta:editing-cycles>1</meta:editing-cycles>
    <meta:document-statistic meta:object-count="13"/>
    <meta:generator>OpenOffice.org/3.3$Linux OpenOffice.org_project/330m20$Build-9567</meta:generator>
  </office:meta>
</office:document-meta>
</file>